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606cm" style:rel-column-width="3178*"/>
    </style:style>
    <style:style style:name="Table8.B" style:family="table-column">
      <style:table-column-properties style:column-width="11.395cm" style:rel-column-width="6460*"/>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Contents_20_Heading">
      <style:paragraph-properties fo:break-before="page"/>
    </style:style>
    <style:style style:name="P68" style:family="paragraph" style:parent-style-name="Preformatted_20_Text" style:list-style-name="L59">
      <style:text-properties fo:color="#800080"/>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3">
      <style:text-properties fo:font-size="12pt" style:font-size-asian="12pt" style:font-size-complex="12pt"/>
    </style:style>
    <style:style style:name="P72" style:family="paragraph" style:parent-style-name="Heading_20_3">
      <style:text-properties fo:font-style="normal" fo:font-weight="bold" style:font-style-asian="normal" style:font-weight-asian="bold" style:font-style-complex="normal" style:font-weight-complex="bold"/>
    </style:style>
    <style:style style:name="P73" style:family="paragraph" style:parent-style-name="Heading_20_3">
      <style:text-properties fo:font-weight="normal" style:font-weight-asian="normal" style:font-weight-complex="normal"/>
    </style:style>
    <style:style style:name="P74" style:family="paragraph" style:parent-style-name="Heading_20_3">
      <style:text-properties fo:color="#000000"/>
    </style:style>
    <style:style style:name="P75" style:family="paragraph" style:parent-style-name="Heading_20_1">
      <style:paragraph-properties fo:break-before="page"/>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ent-style-name="Heading_20_2">
      <style:text-properties fo:font-weight="bold" style:font-weight-asian="bold" style:font-weight-complex="bold"/>
    </style:style>
    <style:style style:name="P79" style:family="paragraph" style:parent-style-name="Heading_20_2">
      <style:text-properties fo:font-style="italic" fo:font-weight="bold" style:font-style-asian="italic" style:font-weight-asian="bold" style:font-style-complex="italic" style:font-weight-complex="bold"/>
    </style:style>
    <style:style style:name="P80" style:family="paragraph" style:parent-style-name="Heading_20_2">
      <style:text-properties fo:color="#000000"/>
    </style:style>
    <style:style style:name="P81" style:family="paragraph" style:parent-style-name="Heading_20_2">
      <style:text-properties fo:font-weight="normal" style:font-weight-asian="normal" style:font-weight-complex="normal"/>
    </style:style>
    <style:style style:name="P82" style:family="paragraph" style:parent-style-name="Contents_20_5">
      <style:paragraph-properties>
        <style:tab-stops>
          <style:tab-stop style:position="15.004cm" style:type="right" style:leader-style="dotted" style:leader-text="."/>
        </style:tab-stops>
      </style:paragraph-properties>
    </style:style>
    <style:style style:name="P83" style:family="paragraph" style:parent-style-name="Heading_20_4">
      <style:text-properties fo:font-style="italic" fo:font-weight="bold" style:font-style-asian="italic" style:font-weight-asian="bold" style:font-style-complex="italic" style:font-weight-complex="bold"/>
    </style:style>
    <style:style style:name="P84" style:family="paragraph" style:parent-style-name="Heading_20_4">
      <style:paragraph-properties fo:margin-left="0cm" fo:margin-right="0cm" fo:text-indent="0cm" style:auto-text-indent="false"/>
    </style:style>
    <style:style style:name="P85" style:family="paragraph" style:parent-style-name="Text_20_body" style:list-style-name="L1"/>
    <style:style style:name="P86" style:family="paragraph" style:parent-style-name="Text_20_body" style:list-style-name="L2">
      <style:text-properties style:text-underline-style="none" fo:font-weight="normal" style:font-weight-asian="normal" style:font-weight-complex="normal"/>
    </style:style>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text-properties fo:font-weight="bold" style:font-weight-asian="bold" style:font-weight-complex="bold"/>
    </style:style>
    <style:style style:name="P93" style:family="paragraph" style:parent-style-name="Text_20_body" style:list-style-name="L10">
      <style:text-properties fo:font-weight="bold" style:font-weight-asian="bold" style:font-weight-complex="bold"/>
    </style:style>
    <style:style style:name="P94" style:family="paragraph" style:parent-style-name="Text_20_body" style:list-style-name="L30">
      <style:paragraph-properties fo:text-align="start" style:justify-single-word="false"/>
      <style:text-properties fo:font-weight="bold" style:font-weight-asian="bold" style:font-weight-complex="bold"/>
    </style:style>
    <style:style style:name="P95" style:family="paragraph" style:parent-style-name="Text_20_body" style:list-style-name="L32">
      <style:text-properties fo:font-weight="bold" style:font-weight-asian="bold" style:font-weight-complex="bold"/>
    </style:style>
    <style:style style:name="P96" style:family="paragraph" style:parent-style-name="Text_20_body" style:list-style-name="L44">
      <style:text-properties fo:font-weight="bold" style:font-weight-asian="bold" style:font-weight-complex="bold"/>
    </style:style>
    <style:style style:name="P97" style:family="paragraph" style:parent-style-name="Text_20_body" style:list-style-name="L9"/>
    <style:style style:name="P98" style:family="paragraph" style:parent-style-name="Text_20_body" style:list-style-name="L9">
      <style:text-properties fo:font-weight="normal" style:font-weight-asian="normal" style:font-weight-complex="normal"/>
    </style:style>
    <style:style style:name="P99" style:family="paragraph" style:parent-style-name="Text_20_body" style:list-style-name="L41">
      <style:text-properties fo:font-weight="normal" style:font-weight-asian="normal" style:font-weight-complex="normal"/>
    </style:style>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4">
      <style:text-properties fo:font-style="normal" style:font-style-asian="normal" style:font-style-complex="normal"/>
    </style:style>
    <style:style style:name="P105" style:family="paragraph" style:parent-style-name="Text_20_body" style:list-style-name="L15">
      <style:text-properties fo:font-style="normal" fo:font-weight="normal" style:font-style-asian="normal" style:font-weight-asian="normal" style:font-style-complex="normal" style:font-weight-complex="normal"/>
    </style:style>
    <style:style style:name="P106" style:family="paragraph" style:parent-style-name="Text_20_body" style:list-style-name="L33">
      <style:text-properties fo:font-style="normal" fo:font-weight="normal" style:font-style-asian="normal" style:font-weight-asian="normal" style:font-style-complex="normal" style:font-weight-complex="normal"/>
    </style:style>
    <style:style style:name="P107" style:family="paragraph" style:parent-style-name="Text_20_body" style:list-style-name="L34">
      <style:text-properties fo:font-style="normal" fo:font-weight="normal" style:font-style-asian="normal" style:font-weight-asian="normal" style:font-style-complex="normal" style:font-weight-complex="normal"/>
    </style:style>
    <style:style style:name="P108" style:family="paragraph" style:parent-style-name="Text_20_body" style:list-style-name="L35">
      <style:text-properties fo:font-style="normal" fo:font-weight="normal" style:font-style-asian="normal" style:font-weight-asian="normal" style:font-style-complex="normal" style:font-weight-complex="normal"/>
    </style:style>
    <style:style style:name="P109" style:family="paragraph" style:parent-style-name="Text_20_body" style:list-style-name="L36">
      <style:text-properties fo:font-style="normal" fo:font-weight="normal" style:font-style-asian="normal" style:font-weight-asian="normal" style:font-style-complex="normal" style:font-weight-complex="normal"/>
    </style:style>
    <style:style style:name="P110" style:family="paragraph" style:parent-style-name="Text_20_body" style:list-style-name="L37">
      <style:text-properties fo:font-style="normal" fo:font-weight="normal" style:font-style-asian="normal" style:font-weight-asian="normal" style:font-style-complex="normal" style:font-weight-complex="normal"/>
    </style:style>
    <style:style style:name="P111" style:family="paragraph" style:parent-style-name="Text_20_body" style:list-style-name="L39">
      <style:text-properties fo:font-style="normal" fo:font-weight="normal" style:font-style-asian="normal" style:font-weight-asian="normal" style:font-style-complex="normal" style:font-weight-complex="normal"/>
    </style:style>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20"/>
    <style:style style:name="P118" style:family="paragraph" style:parent-style-name="Text_20_body" style:list-style-name="L21"/>
    <style:style style:name="P119" style:family="paragraph" style:parent-style-name="Text_20_body" style:list-style-name="L22"/>
    <style:style style:name="P120" style:family="paragraph" style:parent-style-name="Text_20_body" style:list-style-name="L23"/>
    <style:style style:name="P121" style:family="paragraph" style:parent-style-name="Text_20_body" style:list-style-name="L24"/>
    <style:style style:name="P122" style:family="paragraph" style:parent-style-name="Text_20_body" style:list-style-name="L25"/>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30">
      <style:paragraph-properties fo:text-align="start" style:justify-single-word="false"/>
    </style:style>
    <style:style style:name="P128" style:family="paragraph" style:parent-style-name="Text_20_body" style:list-style-name="L31"/>
    <style:style style:name="P129" style:family="paragraph" style:parent-style-name="Text_20_body" style:list-style-name="L32"/>
    <style:style style:name="P130" style:family="paragraph" style:parent-style-name="Text_20_body" style:list-style-name="L33"/>
    <style:style style:name="P131" style:family="paragraph" style:parent-style-name="Text_20_body" style:list-style-name="L38"/>
    <style:style style:name="P132" style:family="paragraph" style:parent-style-name="Text_20_body" style:list-style-name="L40"/>
    <style:style style:name="P133" style:family="paragraph" style:parent-style-name="Text_20_body" style:list-style-name="L42"/>
    <style:style style:name="P134" style:family="paragraph" style:parent-style-name="Text_20_body" style:list-style-name="L43"/>
    <style:style style:name="P135" style:family="paragraph" style:parent-style-name="Text_20_body" style:list-style-name="L44"/>
    <style:style style:name="P136" style:family="paragraph" style:parent-style-name="Text_20_body" style:list-style-name="L45"/>
    <style:style style:name="P137" style:family="paragraph" style:parent-style-name="Text_20_body" style:list-style-name="L46"/>
    <style:style style:name="P138" style:family="paragraph" style:parent-style-name="Text_20_body" style:list-style-name="L47"/>
    <style:style style:name="P139" style:family="paragraph" style:parent-style-name="Text_20_body" style:list-style-name="L48"/>
    <style:style style:name="P140" style:family="paragraph" style:parent-style-name="Text_20_body" style:list-style-name="L49"/>
    <style:style style:name="P141" style:family="paragraph" style:parent-style-name="Text_20_body" style:list-style-name="L50"/>
    <style:style style:name="P142" style:family="paragraph" style:parent-style-name="Text_20_body" style:list-style-name="L51"/>
    <style:style style:name="P143" style:family="paragraph" style:parent-style-name="Text_20_body" style:list-style-name="L52"/>
    <style:style style:name="P144" style:family="paragraph" style:parent-style-name="Text_20_body" style:list-style-name="L53"/>
    <style:style style:name="P145" style:family="paragraph" style:parent-style-name="Text_20_body" style:list-style-name="L54"/>
    <style:style style:name="P146" style:family="paragraph" style:parent-style-name="Text_20_body" style:list-style-name="L55"/>
    <style:style style:name="P147" style:family="paragraph" style:parent-style-name="Text_20_body" style:list-style-name="L55">
      <style:text-properties fo:font-style="italic" fo:font-weight="bold" style:font-style-asian="italic" style:font-weight-asian="bold" style:font-style-complex="italic" style:font-weight-complex="bold"/>
    </style:style>
    <style:style style:name="P148" style:family="paragraph" style:parent-style-name="Text_20_body" style:list-style-name="L56"/>
    <style:style style:name="P149" style:family="paragraph" style:parent-style-name="Text_20_body" style:list-style-name="L57"/>
    <style:style style:name="P150" style:family="paragraph" style:parent-style-name="Text_20_body" style:list-style-name="L58">
      <style:text-properties fo:color="#000000"/>
    </style:style>
    <style:style style:name="P151" style:family="paragraph" style:parent-style-name="Text_20_body" style:list-style-name="L60"/>
    <style:style style:name="P152" style:family="paragraph" style:parent-style-name="Text_20_body" style:list-style-name="L61"/>
    <style:style style:name="P153" style:family="paragraph" style:parent-style-name="Text_20_body" style:list-style-name="L62"/>
    <style:style style:name="P154" style:family="paragraph" style:parent-style-name="Text_20_body" style:list-style-name="L63"/>
    <style:style style:name="P155" style:family="paragraph" style:parent-style-name="Text_20_body" style:list-style-name="L64"/>
    <style:style style:name="P156" style:family="paragraph" style:parent-style-name="Text_20_body" style:list-style-name="L65"/>
    <style:style style:name="P157" style:family="paragraph" style:parent-style-name="Text_20_body" style:list-style-name="L66"/>
    <style:style style:name="P158" style:family="paragraph" style:parent-style-name="Text_20_body" style:list-style-name="L67"/>
    <style:style style:name="P159" style:family="paragraph" style:parent-style-name="Text_20_body" style:list-style-name="L68"/>
    <style:style style:name="P160" style:family="paragraph" style:parent-style-name="Text_20_body" style:list-style-name="L6">
      <style:paragraph-properties fo:margin-left="1.251cm" fo:margin-right="0cm" fo:text-indent="-0.635cm" style:auto-text-indent="false"/>
    </style:style>
    <style:style style:name="P161" style:family="paragraph">
      <style:paragraph-properties fo:margin-left="0cm" fo:margin-right="0cm" fo:margin-top="0cm" fo:margin-bottom="0cm" fo:line-height="100%" fo:text-align="center" fo:text-indent="0cm" style:text-autospace="none">
        <style:tab-stops/>
      </style:paragraph-properties>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5" style:family="paragraph">
      <style:paragraph-properties fo:text-align="center"/>
    </style:style>
    <style:style style:name="P166" style:family="paragraph">
      <style:paragraph-properties fo:margin-left="0cm" fo:margin-right="0cm" fo:margin-top="0cm" fo:margin-bottom="0cm" fo:line-height="100%" fo:text-align="start" fo:text-indent="0cm"/>
    </style:style>
    <style:style style:name="P167"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8" style:family="paragraph">
      <style:paragraph-properties fo:margin-left="0cm" fo:margin-right="0cm" fo:margin-top="0cm" fo:margin-bottom="0cm" fo:line-height="100%" fo:text-align="center" fo:text-indent="0cm"/>
    </style:style>
    <style:style style:name="P169"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4-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67">Table of Contents</text:p>
          </text:index-title>
          <text:p text:style-name="P69">1 Legal<text:tab/>6</text:p>
          <text:p text:style-name="P69">2 Changes: Objects, Scene &amp; Nodes<text:tab/>7</text:p>
          <text:p text:style-name="P70">2.1 Names are now optional<text:tab/>7</text:p>
          <text:p text:style-name="P70">2.2 How to debug MovableObjects' (and Nodes) data<text:tab/>7</text:p>
          <text:p text:style-name="P76">2.2.1 Interpreting ArrayVector3<text:tab/>9</text:p>
          <text:p text:style-name="P76">2.2.2 Dummy pointers instead of NULL<text:tab/>10</text:p>
          <text:p text:style-name="P70">2.3 Attachment and Visibility<text:tab/>11</text:p>
          <text:p text:style-name="P70">2.4 Attaching/Detaching is more expensive than hiding<text:tab/>11</text:p>
          <text:p text:style-name="P70">2.5 All MovableObjects require a SceneNode (Lights &amp; Cameras)<text:tab/>11</text:p>
          <text:p text:style-name="P70">2.6 Obtaining derived transforms<text:tab/>12</text:p>
          <text:p text:style-name="P70">2.7 SCENE_STATIC and SCENE_DYNAMIC<text:tab/>13</text:p>
          <text:p text:style-name="P76">2.7.1 What means a Node to be SCENE_STATIC:<text:tab/>13</text:p>
          <text:p text:style-name="P76">2.7.2 What means a Entities (and InstancedEntities) to be SCENE_STATIC:<text:tab/>13</text:p>
          <text:p text:style-name="P76">2.7.3 General<text:tab/>14</text:p>
          <text:p text:style-name="P70">2.8 Ogre asserts mCachedAabbOutOfDate or mCachedTransformOutOfDate while in debug mode<text:tab/>15</text:p>
          <text:p text:style-name="P70">2.9 Custom classes derived from Renderable or MovableObject<text:tab/>15</text:p>
          <text:p text:style-name="P70">2.10 How do I get the vertex information from the new v2 Mesh classes?<text:tab/>16</text:p>
          <text:p text:style-name="P70">2.11 How do I set the element offsets, vertex buffer's source and index?<text:tab/>17</text:p>
          <text:p text:style-name="P70">2.12 My scene looks too dark or dull!<text:tab/>18</text:p>
          <text:p text:style-name="P70">2.13 I activated gamma correction, but now my GUI textures look washed out!<text:tab/>19</text:p>
          <text:p text:style-name="P69">3 Technical Overview<text:tab/>20</text:p>
          <text:p text:style-name="P70">3.1 Overview<text:tab/>20</text:p>
          <text:p text:style-name="P76">3.1.1 SIMD Coherence<text:tab/>21</text:p>
          <text:p text:style-name="P70">3.2 Memory Managers usage patterns<text:tab/>21</text:p>
          <text:p text:style-name="P76">3.2.1 Cleanups<text:tab/>21</text:p>
          <text:p text:style-name="P70">3.3 Memory preallocation<text:tab/>22</text:p>
          <text:p text:style-name="P70">3.4 Configuring memory managers<text:tab/>22</text:p>
          <text:p text:style-name="P70">3.5 Where is RenderTarget::update? Why do I get errors in Viewport?<text:tab/>22</text:p>
          <text:p text:style-name="P69">4 Compositor<text:tab/>24</text:p>
          <text:p text:style-name="P70">4.1 Nodes<text:tab/>25</text:p>
          <text:p text:style-name="P76">4.1.1 Input &amp; output channels and RTTs<text:tab/>26</text:p>
          <text:p text:style-name="P77">4.1.1.1 Locally declared textures<text:tab/>26</text:p>
          <text:p text:style-name="P77">4.1.1.2 It comes from an input channel.<text:tab/>26</text:p>
          <text:p text:style-name="P77">4.1.1.3 It is a global texture<text:tab/>27</text:p>
          <text:p text:style-name="P77">4.1.1.4 Main RenderTarget<text:tab/>28</text:p>
          <text:p text:style-name="P76">4.1.2 Target<text:tab/>29</text:p>
          <text:p text:style-name="P76">4.1.3 Passes<text:tab/>29</text:p>
          <text:p text:style-name="P77">4.1.3.1 clear<text:tab/>30</text:p>
          <text:p text:style-name="P77">4.1.3.2 quad<text:tab/>30</text:p>
          <text:p text:style-name="P77">4.1.3.3 resolve<text:tab/>32</text:p>
          <text:p text:style-name="P77">4.1.3.4 render_scene<text:tab/>32</text:p>
          <text:p text:style-name="P77">4.1.3.5 stencil<text:tab/>34</text:p>
          <text:p text:style-name="P76">4.1.4 Textures<text:tab/>34</text:p>
          <text:p text:style-name="P77">4.1.4.1 MSAA: Explicit vs Implicit resolves<text:tab/>34</text:p>
          <text:p text:style-name="P82"><text:s/>Implicit resolves<text:tab/>34</text:p>
          <text:p text:style-name="P82"><text:s/>Explicit resolves<text:tab/>35</text:p>
          <text:p text:style-name="P82"><text:s/>Resources<text:tab/>35</text:p>
          <text:p text:style-name="P70">4.2 Shadow Nodes<text:tab/>35</text:p>
          <text:p text:style-name="P76"><text:soft-page-break/>4.2.1 Setting up shadow nodes<text:tab/>36</text:p>
          <text:p text:style-name="P76">4.2.2 Example<text:tab/>38</text:p>
          <text:p text:style-name="P76">4.2.3 Shadow map atlas<text:tab/>41</text:p>
          <text:p text:style-name="P76">4.2.4 Reuse, recalculate and first<text:tab/>41</text:p>
          <text:p text:style-name="P76">4.2.5 Shadow mapping setup types<text:tab/>43</text:p>
          <text:p text:style-name="P77">4.2.5.1 Uniform shadow mapping<text:tab/>43</text:p>
          <text:p text:style-name="P77">4.2.5.2 Focused<text:tab/>43</text:p>
          <text:p text:style-name="P77">4.2.5.3 LispSM<text:tab/>44</text:p>
          <text:p text:style-name="P77">4.2.5.4 PSSM / CSM<text:tab/>44</text:p>
          <text:p text:style-name="P77">4.2.5.5 Plane Optimal<text:tab/>44</text:p>
          <text:p text:style-name="P76">4.2.6 Writing shaders<text:tab/>45</text:p>
          <text:p text:style-name="P70">4.3 Workspaces<text:tab/>45</text:p>
          <text:p text:style-name="P76">4.3.1 Data dependencies between nodes and circular dependencies<text:tab/>48</text:p>
          <text:p text:style-name="P70">4.4 Setting up code<text:tab/>48</text:p>
          <text:p text:style-name="P76">4.4.1 Initializing the workspace<text:tab/>48</text:p>
          <text:p text:style-name="P76">4.4.2 Simple bootstrap for beginners<text:tab/>48</text:p>
          <text:p text:style-name="P76">4.4.3 Advanced C++ users<text:tab/>49</text:p>
          <text:p text:style-name="P70">4.5 Stereo and Split-Screen Rendering<text:tab/>49</text:p>
          <text:p text:style-name="P76">4.5.1 Per-Workspace offset and scale<text:tab/>50</text:p>
          <text:p text:style-name="P76">4.5.2 Viewport modifier mask<text:tab/>50</text:p>
          <text:p text:style-name="P76">4.5.3 Execution mask<text:tab/>50</text:p>
          <text:p text:style-name="P76">4.5.4 Default values<text:tab/>50</text:p>
          <text:p text:style-name="P69">5 Instancing<text:tab/>52</text:p>
          <text:p text:style-name="P70">5.1 What is instancing?<text:tab/>52</text:p>
          <text:p text:style-name="P70">5.2 Instancing 101<text:tab/>52</text:p>
          <text:p text:style-name="P76">5.2.1 Instances per batch<text:tab/>53</text:p>
          <text:p text:style-name="P70">5.3 Techniques<text:tab/>53</text:p>
          <text:p text:style-name="P76">5.3.1 ShaderBased<text:tab/>53</text:p>
          <text:p text:style-name="P76">5.3.2 VTF (Software)<text:tab/>54</text:p>
          <text:p text:style-name="P76">5.3.3 HW VTF<text:tab/>54</text:p>
          <text:p text:style-name="P77">5.3.3.1 HW VTF LUT<text:tab/>54</text:p>
          <text:p text:style-name="P76">5.3.4 HW Basic<text:tab/>55</text:p>
          <text:p text:style-name="P70">5.4 Custom parameters<text:tab/>55</text:p>
          <text:p text:style-name="P70">5.5 Supporting multiple submeshes<text:tab/>56</text:p>
          <text:p text:style-name="P70">5.6 Defragmenting batches<text:tab/>57</text:p>
          <text:p text:style-name="P76">5.6.1 What is batch fragmentation?<text:tab/>57</text:p>
          <text:p text:style-name="P76">5.6.2 Prevention: Avoiding fragmentation<text:tab/>58</text:p>
          <text:p text:style-name="P76">5.6.3 Cure: Defragmenting on the fly<text:tab/>58</text:p>
          <text:p text:style-name="P70">5.7 Troubleshooting<text:tab/>58</text:p>
          <text:p text:style-name="P69">6 Threading<text:tab/>61</text:p>
          <text:p text:style-name="P70">6.1 Initializing<text:tab/>61</text:p>
          <text:p text:style-name="P76">6.1.1 Ideal number of threads<text:tab/>61</text:p>
          <text:p text:style-name="P76">6.1.2 More info about InstancingThreadedCullingMethod<text:tab/>61</text:p>
          <text:p text:style-name="P70">6.2 What tasks are threaded in Ogre<text:tab/>63</text:p>
          <text:p text:style-name="P70">6.3 Using Ogre's threading system for custom tasks<text:tab/>63</text:p>
          <text:p text:style-name="P70">6.4 Thread safety of SceneNodes<text:tab/>64</text:p>
          <text:p text:style-name="P69">7 Performance Hints<text:tab/>66</text:p>
          <text:p text:style-name="P69">8 HLMS: High Level Material System<text:tab/>67</text:p>
          <text:p text:style-name="P70">8.1 Fundamental changes<text:tab/>67</text:p>
          <text:p text:style-name="P76">8.1.1 Viewports and Scissor tests<text:tab/>67</text:p>
          <text:p text:style-name="P76"><text:soft-page-break/>8.1.2 A lot of data is stored in “Blocks”<text:tab/>67</text:p>
          <text:p text:style-name="P76">8.1.3 Materials are still alive<text:tab/>68</text:p>
          <text:p text:style-name="P76">8.1.4 Fixed Function has been removed<text:tab/>69</text:p>
          <text:p text:style-name="P70">8.2 The three components<text:tab/>69</text:p>
          <text:p text:style-name="P70">8.3 Blocks<text:tab/>70</text:p>
          <text:p text:style-name="P76">8.3.1 Datablocks<text:tab/>71</text:p>
          <text:p text:style-name="P76">8.3.2 Macroblocks<text:tab/>71</text:p>
          <text:p text:style-name="P76">8.3.3 Blendblocks<text:tab/>71</text:p>
          <text:p text:style-name="P76">8.3.4 Samplerblocks<text:tab/>71</text:p>
          <text:p text:style-name="P70">8.4 Hlms templates<text:tab/>72</text:p>
          <text:p text:style-name="P70">8.5 The Hlms preprocessor<text:tab/>73</text:p>
          <text:p text:style-name="P76">8.5.1 Preprocessor syntax<text:tab/>73</text:p>
          <text:p text:style-name="P77">8.5.1.1 @property( expression )<text:tab/>73</text:p>
          <text:p text:style-name="P77">8.5.1.2 @foreach( scopedVar, count, [start] )<text:tab/>74</text:p>
          <text:p text:style-name="P77">8.5.1.3 @counter( variable )<text:tab/>75</text:p>
          <text:p text:style-name="P77">8.5.1.4 @value( variable )<text:tab/>76</text:p>
          <text:p text:style-name="P77">8.5.1.5 @set add sub mul div mod min max<text:tab/>76</text:p>
          <text:p text:style-name="P77">8.5.1.6 @piece( nameOfPiece )<text:tab/>76</text:p>
          <text:p text:style-name="P77">8.5.1.7 @insertpiece( nameOfPiece )<text:tab/>77</text:p>
          <text:p text:style-name="P77">8.5.1.8 @pset padd psub pmul pdiv pmod pmin pmax<text:tab/>77</text:p>
          <text:p text:style-name="P70">8.6 Creation of shaders<text:tab/>77</text:p>
          <text:p text:style-name="P76">8.6.1 C++ interaction with shader templates<text:tab/>80</text:p>
          <text:p text:style-name="P76">8.6.2 Common conventions<text:tab/>80</text:p>
          <text:p text:style-name="P76">8.6.3 Hot reloading<text:tab/>81</text:p>
          <text:p text:style-name="P76">8.6.4 Disabling a stage<text:tab/>81</text:p>
          <text:p text:style-name="P76">8.6.5 Customizing an existing implementation<text:tab/>81</text:p>
          <text:p text:style-name="P70">8.7 Run-time rendering<text:tab/>82</text:p>
          <text:p text:style-name="P76">8.7.1 preparePassHash<text:tab/>82</text:p>
          <text:p text:style-name="P76">8.7.2 fillBuffersFor<text:tab/>83</text:p>
          <text:p text:style-name="P70">8.8 Using the HLMS implementations<text:tab/>83</text:p>
          <text:p text:style-name="P76">8.8.1 Initialization<text:tab/>83</text:p>
          <text:p text:style-name="P76">8.8.2 Deinitialization<text:tab/>83</text:p>
          <text:p text:style-name="P76">8.8.3 Creating a datablock<text:tab/>84</text:p>
          <text:p text:style-name="P70">8.9 The Hlms Texture Manager<text:tab/>84</text:p>
          <text:p text:style-name="P76">8.9.1 Automatic batching<text:tab/>85</text:p>
          <text:p text:style-name="P77">8.9.1.1 Texture types<text:tab/>86</text:p>
          <text:p text:style-name="P77">8.9.1.2 Automatic parameters<text:tab/>86</text:p>
          <text:p text:style-name="P77">8.9.1.3 Loading a texture twice (i.e. with a different format) via aliasing<text:tab/>88</text:p>
          <text:p text:style-name="P76">8.9.2 Manual: Texture packs<text:tab/>88</text:p>
          <text:p text:style-name="P76">8.9.3 Watching out for memory consumption<text:tab/>89</text:p>
          <text:p text:style-name="P77">8.9.3.1 Additional memory considerations<text:tab/>93</text:p>
          <text:p text:style-name="P70">8.10 Troubleshooting<text:tab/>93</text:p>
          <text:p text:style-name="P76">8.10.1 My shadows don't show up or are very glitchy.<text:tab/>93</text:p>
          <text:p text:style-name="P69">9 AZDO changes (Aproaching Zero Driver Overhead)<text:tab/>95</text:p>
          <text:p text:style-name="P70">9.1 V2 and v1 objects<text:tab/>95</text:p>
          <text:p text:style-name="P76">9.1.1 Longevity of the v1 objects and deprecation<text:tab/>95</text:p>
          <text:p text:style-name="P70">9.2 Render Queue<text:tab/>96</text:p>
          <text:p text:style-name="P70">9.3 The VaoManager<text:tab/>96</text:p>
          <text:p text:style-name="P69">10 The Command Buffer<text:tab/>98</text:p>
          <text:p text:style-name="P70">10.1 Adding a command<text:tab/>98</text:p>
          <text:p text:style-name="P70"><text:soft-page-break/>10.2 Structure of a command<text:tab/>99</text:p>
          <text:p text:style-name="P70">10.3 Execution table<text:tab/>99</text:p>
          <text:p text:style-name="P76">10.3.1 Hacks and Tricks<text:tab/>100</text:p>
          <text:p text:style-name="P70">10.4 Post-processing the command buffer<text:tab/>101</text:p>
        </text:index-body>
      </text:table-of-content>
      <text:p text:style-name="Text_20_body"/>
      <text:h text:style-name="P75"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6648857499802864642" text:style-name="L1">
        <text:list-item>
          <text:p text:style-name="P85">Transform::mParents = 0x00700000</text:p>
        </text:list-item>
        <text:list-item>
          <text:p text:style-name="P85">Transform::mParents = 0x00700000</text:p>
        </text:list-item>
        <text:list-item>
          <text:p text:style-name="P85">Transform::mParents = 0x00700000</text:p>
        </text:list-item>
        <text:list-item>
          <text:p text:style-name="P85">Transform::mParents = 0x00700000</text:p>
        </text:list-item>
        <text:list-item>
          <text:p text:style-name="P85">Transform::mParents = 0x00700010</text:p>
        </text:list-item>
        <text:list-item>
          <text:p text:style-name="P85">Transform::mParents = 0x00700010</text:p>
        </text:list-item>
        <text:list-item>
          <text:p text:style-name="P85">Transform::mParents = 0x00700010</text:p>
        </text:list-item>
        <text:list-item>
          <text:p text:style-name="P85">Transform::mParents = 0x00700010</text:p>
        </text:list-item>
        <text:list-item>
          <text:p text:style-name="P85">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71"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662313679901103660" text:style-name="L2">
        <text:list-item>
          <text:p text:style-name="P86">m_chunkBase[0] = { D.x, C.x, B.x, A.x }</text:p>
        </text:list-item>
        <text:list-item>
          <text:p text:style-name="P86">m_chunkBase[1] = { D.y, C.y, B.y, A.y }</text:p>
        </text:list-item>
        <text:list-item>
          <text:p text:style-name="P86">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5473719422851147835" text:style-name="L3">
        <text:list-item>
          <text:p text:style-name="P87">Node::_getDerivedPosition</text:p>
        </text:list-item>
        <text:list-item>
          <text:p text:style-name="P87">Node::_getDerivedOrientation</text:p>
        </text:list-item>
        <text:list-item>
          <text:p text:style-name="P8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1747115157397102756" text:style-name="L4">
        <text:list-item>
          <text:p text:style-name="P88">Node::_getDerivedPositionUpdated</text:p>
        </text:list-item>
        <text:list-item>
          <text:p text:style-name="P88">Node::_getDerivedOrientationUpdated</text:p>
        </text:list-item>
        <text:list-item>
          <text:p text:style-name="P8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95898628747025730" text:style-name="L5">
        <text:list-item>
          <text:p text:style-name="P8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883265649169853838" text:style-name="L6">
        <text:list-item>
          <text:p text:style-name="P90">Nodes/Objects are of type SCENE_STATIC and their data changed (i.e. you called setPosition) but no call to SceneManager::notifyStaticDirty was made.</text:p>
        </text:list-item>
      </text:list>
      <text:list xml:id="list2323376030749543533" text:style-name="L7">
        <text:list-item>
          <text:list>
            <text:list-item>
              <text:p text:style-name="P91"><text:span text:style-name="T43">Solution:</text:span> Call SceneManager::notifyStaticDirty, or use a function that implicitly calls that function.</text:p>
            </text:list-item>
          </text:list>
        </text:list-item>
      </text:list>
      <text:list xml:id="list35212456" text:continue-list="list6883265649169853838" text:style-name="L6">
        <text:list-item>
          <text:p text:style-name="P90">You've manually modified their data (i.e. you called setPosition) after SceneManager::updateAllTransforms or SceneManager::updateAllBounds happened; most likely through a listener.</text:p>
        </text:list-item>
      </text:list>
      <text:list xml:id="list368892180645183147" text:style-name="L8">
        <text:list-item>
          <text:list>
            <text:list-item>
              <text:p text:style-name="P92">Solutions:</text:p>
            </text:list-item>
          </text:list>
        </text:list-item>
      </text:list>
      <text:list xml:id="list4936476718118931127" text:style-name="L9">
        <text:list-item>
          <text:list>
            <text:list-item>
              <text:p text:style-name="P98">Move your calculations so that they happen before updateAllTransforms.</text:p>
            </text:list-item>
            <text:list-item>
              <text:p text:style-name="P97"><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8">If it they're many nodes/entities, manually call updateAllTransforms/updateAllBounds again.</text:p>
            </text:list-item>
          </text:list>
        </text:list-item>
      </text:list>
      <text:list xml:id="list35202770" text:continue-list="list35212456" text:style-name="L6">
        <text:list-item>
          <text:p text:style-name="P160">It's a bug in Ogre. Because the refactor was very large, some components still try to modify nodes and movables after the call to updateAllTransforms/updateAllBounds.</text:p>
        </text:list-item>
      </text:list>
      <text:list xml:id="list6924614085272363602" text:style-name="L10">
        <text:list-item>
          <text:list>
            <text:list-item>
              <text:p text:style-name="P93">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75"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2963107958178602522" text:style-name="L11">
        <text:list-item>
          <text:p text:style-name="P100">Multiple NodeArrayMemoryManager. One per parent level.</text:p>
          <text:list>
            <text:list-item>
              <text:p text:style-name="P100">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2" svg:width="9.002cm" svg:height="4.5cm" svg:x="0cm" svg:y="0cm"><text:p text:style-name="P161"><text:span text:style-name="T80">NodeMemoryManager</text:span></text:p><text:p text:style-name="P161"><text:span text:style-name="T81">(contains multiple...)</text:span></text:p><text:p text:style-name="P161"><text:span text:style-name="T80"/></text:p><text:p text:style-name="P161"><text:span text:style-name="T80"/></text:p><text:p text:style-name="P161"><text:span text:style-name="T80"/></text:p><text:p text:style-name="P161"><text:span text:style-name="T80"/></text:p><text:p text:style-name="P161"><text:span text:style-name="T80"/></text:p><text:p text:style-name="P161"><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3" svg:width="7.877cm" svg:height="2.532cm" svg:x="0.843cm" svg:y="1.688cm"><text:p text:style-name="P161"><text:span text:style-name="T80"/></text:p><text:p text:style-name="P161"><text:span text:style-name="T80"/></text:p><text:p text:style-name="P161"><text:span text:style-name="T80">class NodeArrayMemoryManager</text:span></text:p><text:p text:style-name="P161"><text:span text:style-name="T82"/></text:p><text:p text:style-name="P161"><text:span text:style-name="T82"/></text:p><text:p text:style-name="P161"><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4" svg:width="6.188cm" svg:height="1.126cm" svg:x="2.362cm" svg:y="2.813cm"><text:p text:style-name="P161"><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3" svg:width="5.906cm" svg:height="2.532cm" svg:x="9.282cm" svg:y="0.113cm"><text:p text:style-name="P161"><text:span text:style-name="T80"/></text:p><text:p text:style-name="P161"><text:span text:style-name="T80"/></text:p><text:p text:style-name="P161"><text:span text:style-name="T80">Transform</text:span></text:p><text:p text:style-name="P161"><text:span text:style-name="T82"/></text:p><text:p text:style-name="P161"><text:span text:style-name="T82"/></text:p><text:p text:style-name="P161"><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2" svg:width="5.065cm" svg:height="1.407cm" svg:x="10.012cm" svg:y="1.069cm"><text:p text:style-name="P161"><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5223787" text:continue-numbering="true" text:style-name="L11">
        <text:list-item>
          <text:p text:style-name="P100">Multiple ObjectDataArrayMemoryManager. One per render queue.</text:p>
          <text:list>
            <text:list-item>
              <text:p text:style-name="P100">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2" svg:width="9.002cm" svg:height="4.5cm" svg:x="0cm" svg:y="0cm"><text:p text:style-name="P161"><text:span text:style-name="T80">ObjectMemoryManager</text:span></text:p><text:p text:style-name="P161"><text:span text:style-name="T81">(contains multiple...)</text:span></text:p><text:p text:style-name="P161"><text:span text:style-name="T80"/></text:p><text:p text:style-name="P161"><text:span text:style-name="T80"/></text:p><text:p text:style-name="P161"><text:span text:style-name="T80"/></text:p><text:p text:style-name="P161"><text:span text:style-name="T80"/></text:p><text:p text:style-name="P161"><text:span text:style-name="T80"/></text:p><text:p text:style-name="P161"><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3" svg:width="7.877cm" svg:height="2.532cm" svg:x="0.843cm" svg:y="1.688cm"><text:p text:style-name="P161"><text:span text:style-name="T80"/></text:p><text:p text:style-name="P161"><text:span text:style-name="T80"/></text:p><text:p text:style-name="P161"><text:span text:style-name="T80">class ObjectDataArrayMemoryManager</text:span></text:p><text:p text:style-name="P161"><text:span text:style-name="T82"/></text:p><text:p text:style-name="P161"><text:span text:style-name="T82"/></text:p><text:p text:style-name="P161"><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4" svg:width="6.188cm" svg:height="1.126cm" svg:x="2.362cm" svg:y="2.813cm"><text:p text:style-name="P161"><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3" svg:width="5.906cm" svg:height="2.532cm" svg:x="9.282cm" svg:y="0.113cm"><text:p text:style-name="P161"><text:span text:style-name="T80"/></text:p><text:p text:style-name="P161"><text:span text:style-name="T80"/></text:p><text:p text:style-name="P161"><text:span text:style-name="T80">MovableObject</text:span></text:p><text:p text:style-name="P161"><text:span text:style-name="T82"/></text:p><text:p text:style-name="P161"><text:span text:style-name="T82"/></text:p><text:p text:style-name="P161"><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2" svg:width="5.065cm" svg:height="1.407cm" svg:x="10.012cm" svg:y="1.069cm"><text:p text:style-name="P161"><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383413195718644475" text:style-name="L12">
        <text:list-item>
          <text:p text:style-name="P101">The buffer is resized. Any pointer to the slots will be invalidated (i.e. holding an external reference to Transform::mPosition). The Nodes &amp;MovableObjects internal pointers are automatically updated.</text:p>
        </text:list-item>
        <text:list-item>
          <text:p text:style-name="P101">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75"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455627119813171435" text:style-name="L13">
        <text:list-item>
          <text:p text:style-name="P102">It was locally declared.</text:p>
        </text:list-item>
        <text:list-item>
          <text:p text:style-name="P102">It comes from an input channel.</text:p>
        </text:list-item>
        <text:list-item>
          <text:p text:style-name="P102">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7733121838679279214" text:style-name="L14">
        <text:list-item>
          <text:p text:style-name="P103"><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4">The parameter “scope” is no longer available.</text:p>
        </text:list-item>
        <text:list-item>
          <text:p text:style-name="P104">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313808229780067040" text:style-name="L15">
        <text:list-item>
          <text:p text:style-name="P112"><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05">They can't be used in input or output channels.</text:p>
        </text:list-item>
        <text:list-item>
          <text:p text:style-name="P105">Global textures can be seen by any node belonging to the same workspace, but they can't see a global texture that belongs to a different workspace.</text:p>
        </text:list-item>
        <text:list-item>
          <text:p text:style-name="P105">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796866450484675886" text:style-name="L16">
        <text:list-item>
          <text:p text:style-name="P113">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35218036" text:continue-numbering="true" text:style-name="L16">
        <text:list-item>
          <text:p text:style-name="P113">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35209832" text:continue-numbering="true" text:style-name="L16">
        <text:list-item>
          <text:p text:style-name="P113">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678121395866467876" text:style-name="L17">
        <text:list-item>
          <text:p text:style-name="P114">clear (PASS_CLEAR)</text:p>
        </text:list-item>
        <text:list-item>
          <text:p text:style-name="P114">quad (PASS_QUAD)</text:p>
        </text:list-item>
        <text:list-item>
          <text:p text:style-name="P114">resolve (PASS_RESOLVE)</text:p>
        </text:list-item>
        <text:list-item>
          <text:p text:style-name="P114">render_scene (PASS_SCENE)</text:p>
        </text:list-item>
        <text:list-item>
          <text:p text:style-name="P114">stencil (PASS_STENCIL)</text:p>
        </text:list-item>
      </text:list>
      <text:list xml:id="list5401421512565932609" text:style-name="L18">
        <text:list-item>
          <text:p text:style-name="P115">custom (PASS_CUSTOM)</text:p>
        </text:list-item>
      </text:list>
      <text:p text:style-name="Text_20_body">More passes are planned including the ability for users to extend with custom passes which used to be present in 1.x.</text:p>
      <text:p text:style-name="Text_20_body">Planned passes are:</text:p>
      <text:list xml:id="list3747073170633469133" text:style-name="L19">
        <text:list-item>
          <text:p text:style-name="P116">Paraboloid mapping passes (useful for efficient env. mapping and point light shadow maps)</text:p>
        </text:list-item>
        <text:list-item>
          <text:p text:style-name="P116">N pass (optimizes Ogre data for two or more passes i.e. a Z pre-pass with minimum overhead in the engine since the cull data is the same)</text:p>
        </text:list-item>
      </text:list>
      <text:p text:style-name="Text_20_body">All passes support the following script parameters:</text:p>
      <text:list xml:id="list35215875" text:continue-list="list35209832" text:style-name="L16">
        <text:list-item>
          <text:p text:style-name="P113">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5227142" text:continue-numbering="true" text:style-name="L16">
        <text:list-item>
          <text:p text:style-name="P113">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35200502" text:continue-numbering="true" text:style-name="L16">
        <text:list-item>
          <text:p text:style-name="P113">identifier &lt;number&gt;</text:p>
        </text:list-item>
      </text:list>
      <text:p text:style-name="P61">An arbitrary user-defined numeric ID used for identifying individual passes in the C++ code.</text:p>
      <text:list xml:id="list35218667" text:continue-numbering="true" text:style-name="L16">
        <text:list-item>
          <text:p text:style-name="P113">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5224493" text:continue-numbering="true" text:style-name="L16">
        <text:list-item>
          <text:p text:style-name="P113">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912640683671934069" text:style-name="L20">
        <text:list-item>
          <text:p text:style-name="P117">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5220663" text:continue-list="list35224493" text:style-name="L16">
        <text:list-item>
          <text:p text:style-name="P113">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1966374145950450573" text:style-name="L21">
        <text:list-item>
          <text:p text:style-name="P118">rq_first <text:s/>&lt;id&gt;</text:p>
        </text:list-item>
      </text:list>
      <text:p text:style-name="P62">Replaces first_render_queue. The default is 0. Must be a value between 0 and 255. The value is inclusive</text:p>
      <text:list xml:id="list35213595" text:continue-numbering="true" text:style-name="L21">
        <text:list-item>
          <text:p text:style-name="P118">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35206940" text:continue-numbering="true" text:style-name="L21">
        <text:list-item>
          <text:p text:style-name="P118">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35217041" text:continue-numbering="true" text:style-name="L21">
        <text:list-item>
          <text:p text:style-name="P118">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5218170" text:continue-numbering="true" text:style-name="L21">
        <text:list-item>
          <text:p text:style-name="P118">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529578028024341459" text:style-name="L22">
        <text:list-item>
          <text:p text:style-name="P119">overlays &lt;off|on&gt;</text:p>
        </text:list-item>
      </text:list>
      <text:p text:style-name="P62">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5196887" text:continue-list="list35218170" text:style-name="L21">
        <text:list-item>
          <text:p text:style-name="P118">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199909" text:continue-numbering="true" text:style-name="L21">
        <text:list-item>
          <text:p text:style-name="P118">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208951" text:continue-numbering="true" text:style-name="L21">
        <text:list-item>
          <text:p text:style-name="P118">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5211006" text:continue-numbering="true" text:style-name="L21">
        <text:list-item>
          <text:p text:style-name="P118">lod_bias <text:s/>&lt;bias&gt;</text:p>
        </text:list-item>
      </text:list>
      <text:p text:style-name="P62">Applies a bias multiplier to the lod. Valid values are in range [0; Inf). A higher lod bias causes <text:soft-page-break/>LOD to pop up sooner. Default: 1.0</text:p>
      <text:list xml:id="list35210850" text:continue-numbering="true" text:style-name="L21">
        <text:list-item>
          <text:p text:style-name="P118">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84"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00357385926992598" text:style-name="L23">
        <text:list-item>
          <text:p text:style-name="P120">Attempting to bind a dirty RTT as a texture will cause Ogre to send the MSAA buffer; granting the shader the ability to access subsamples.</text:p>
        </text:list-item>
        <text:list-item>
          <text:p text:style-name="P120">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254038089563598231" text:style-name="L24">
        <text:list-item>
          <text:p text:style-name="P121"><text:a xlink:type="simple" xlink:href="http://mynameismjp.wordpress.com/2012/10/24/msaa-overview/"><text:span text:style-name="T63">A Quick Overview of MSAA</text:span></text:a></text:p>
        </text:list-item>
        <text:list-item>
          <text:p text:style-name="P121"><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5223929" text:continue-list="list35210850" text:style-name="L21">
        <text:list-item>
          <text:p text:style-name="P118">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5202404" text:continue-numbering="true" text:style-name="L21">
        <text:list-item>
          <text:p text:style-name="P118">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35227471" text:continue-numbering="true" text:style-name="L21">
        <text:list-item>
          <text:p text:style-name="P118">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35213558" text:continue-numbering="true" text:style-name="L21">
        <text:list-item>
          <text:p text:style-name="P118">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35226746" text:continue-numbering="true" text:style-name="L21">
        <text:list-item>
          <text:p text:style-name="P118">num_splits &lt;num_splits&gt;</text:p>
        </text:list-item>
      </text:list>
      <text:p text:style-name="P62">Only used by PSSM techniques. Specifies the number of splits per light. Can vary per <text:soft-page-break/>shadow map. The number of splits must be greater than 2. Default is 3.</text:p>
      <text:list xml:id="list35216502" text:continue-numbering="true" text:style-name="L21">
        <text:list-item>
          <text:p text:style-name="P118">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095523709822264295" text:style-name="L25">
        <text:list-item>
          <text:p text:style-name="P122">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921318169657381311" text:style-name="L26">
        <text:list-item>
          <text:p text:style-name="P123">&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5213594" text:continue-numbering="true" text:style-name="L26">
        <text:list-item>
          <text:p text:style-name="P123">&lt;fsaa&gt;</text:p>
        </text:list-item>
      </text:list>
      <text:p text:style-name="P62">The default value is always 0 regardless of system settings. Setting this to higher values will activate fsaa. This behavior differs from regular texture declarations.</text:p>
      <text:list xml:id="list35209425" text:continue-numbering="true" text:style-name="L26">
        <text:list-item>
          <text:p text:style-name="P123">&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5225208" text:continue-numbering="true" text:style-name="L26">
        <text:list-item>
          <text:p text:style-name="P123">light &lt;index&gt;</text:p>
        </text:list-item>
      </text:list>
      <text:p text:style-name="P62">Indicates which light index will be associated with this shadow map. i.e. the Shadow map #0 may contain the Nth closest shadow mapping light to the entity, not necessarily the first one.</text:p>
      <text:list xml:id="list35225105" text:continue-numbering="true" text:style-name="L26">
        <text:list-item>
          <text:p text:style-name="P123">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680182304737204151" text:style-name="L27">
        <text:list-item>
          <text:p text:style-name="P124"><text:soft-page-break/>SHADOW_NODE_REUSE</text:p>
        </text:list-item>
        <text:list-item>
          <text:p text:style-name="P124">SHADOW_NODE_RECALCULATE</text:p>
        </text:list-item>
        <text:list-item>
          <text:p text:style-name="P124">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274726904165112823" text:style-name="L28">
        <text:list-item>
          <text:p text:style-name="P125">One for opaque geometry.</text:p>
        </text:list-item>
        <text:list-item>
          <text:p text:style-name="P125">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2259492890976804469" text:style-name="L29">
        <text:list-item>
          <text:p text:style-name="P126">One for opaque geometry.</text:p>
        </text:list-item>
        <text:list-item>
          <text:p text:style-name="P126">Another for reflections, seen from a different camera.</text:p>
        </text:list-item>
        <text:list-item>
          <text:p text:style-name="P126">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4291345616081112621" text:style-name="L30">
        <text:list-item>
          <text:p text:style-name="P94"><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4"><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7"><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9043109240923931689" text:style-name="L31">
        <text:list-item>
          <text:p text:style-name="P128"><text:a xlink:type="simple" xlink:href="http://mynameismjp.wordpress.com/2013/09/10/shadow-maps/">A Sampling of Shadow Techniques</text:a></text:p>
        </text:list-item>
        <text:list-item>
          <text:p text:style-name="P128"><text:a xlink:type="simple" xlink:href="http://msdn.microsoft.com/en-us/library/windows/desktop/ee416307(v=vs.85).aspx">Cascaded Shadow Maps</text:a></text:p>
        </text:list-item>
        <text:list-item>
          <text:p text:style-name="P128"><text:a xlink:type="simple" xlink:href="http://visual-computing.intel-research.net/art/publications/sdsm/">Sample Distribution Shadow Maps</text:a></text:p>
        </text:list-item>
        <text:list-item>
          <text:p text:style-name="P128"><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223765" text:continue-list="list35225105" text:style-name="L26">
        <text:list-item>
          <text:p text:style-name="P123">&lt;Node Name 1&gt;</text:p>
        </text:list-item>
      </text:list>
      <text:p text:style-name="P62">The name of the Node that will be executed before “<text:span text:style-name="T36">Node Name 2”</text:span></text:p>
      <text:list xml:id="list35222151" text:continue-numbering="true" text:style-name="L26">
        <text:list-item>
          <text:p text:style-name="P123">[&lt;output ch #&gt;] [&lt;output ch #&gt;] … [&lt;output ch #&gt;]</text:p>
        </text:list-item>
      </text:list>
      <text:p text:style-name="P64">Channel numbers from “<text:span text:style-name="T36">Node Name 1”</text:span>'s output channels that will be connected to “<text:span text:style-name="T36">Node Name 2</text:span>”.</text:p>
      <text:list xml:id="list35226733" text:continue-numbering="true" text:style-name="L26">
        <text:list-item>
          <text:p text:style-name="P123">&lt;Node Name 2&gt;</text:p>
        </text:list-item>
      </text:list>
      <text:p text:style-name="P64">The name of the Node that will be executed after “<text:span text:style-name="T36">Node Name 1”</text:span></text:p>
      <text:list xml:id="list35216321" text:continue-numbering="true" text:style-name="L26">
        <text:list-item>
          <text:p text:style-name="P123">[&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213548" text:continue-numbering="true" text:style-name="L26">
        <text:list-item>
          <text:p text:style-name="P123">&lt;Node Name 1&gt;</text:p>
        </text:list-item>
      </text:list>
      <text:p text:style-name="P62">The name of the Node that will receive the final RTT</text:p>
      <text:list xml:id="list35215715" text:continue-numbering="true" text:style-name="L26">
        <text:list-item>
          <text:p text:style-name="P123">&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208132" text:continue-numbering="true" text:style-name="L26">
        <text:list-item>
          <text:p text:style-name="P123">&lt;Node Name&gt;</text:p>
        </text:list-item>
      </text:list>
      <text:p text:style-name="P64">The name of the original instance</text:p>
      <text:list xml:id="list35210823" text:continue-numbering="true" text:style-name="L26">
        <text:list-item>
          <text:p text:style-name="P123">&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75"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529664568039773183" text:style-name="L32">
        <text:list-item>
          <text:p text:style-name="P129"><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5">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5689538338943835000" text:style-name="L33">
        <text:list-item>
          <text:p text:style-name="P130"><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06">These Entities that repeat a lot also share the same material (or just a few materials, i.e. 3 or 4)</text:p>
        </text:list-item>
        <text:list-item>
          <text:p text:style-name="P106">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72"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98917618084261131" text:style-name="L34">
        <text:list-item>
          <text:p text:style-name="P107">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7">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8"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352112893281246978" text:style-name="L35">
        <text:list-item>
          <text:p text:style-name="P108">ShaderInstancing.material</text:p>
        </text:list-item>
        <text:list-item>
          <text:p text:style-name="P108"><text:soft-page-break/>ShaderInstancing.vert (GLSL)</text:p>
        </text:list-item>
        <text:list-item>
          <text:p text:style-name="P108">ShaderInstancing.cg (Cg, works with HLSL)</text:p>
        </text:list-item>
      </text:list>
      <text:h text:style-name="P72"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2152391117142730872" text:style-name="L36">
        <text:list-item>
          <text:p text:style-name="P109">VTFInstancing.material</text:p>
        </text:list-item>
        <text:list-item>
          <text:p text:style-name="P109">VTFInstancing.vert (GLSL)</text:p>
        </text:list-item>
        <text:list-item>
          <text:p text:style-name="P109">VTFInstancing.cg (Cg, also works with HLSL)</text:p>
        </text:list-item>
      </text:list>
      <text:h text:style-name="P72"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834622050302509328" text:style-name="L37">
        <text:list-item>
          <text:p text:style-name="P110">HW_VTFInstancing.material</text:p>
        </text:list-item>
        <text:list-item>
          <text:p text:style-name="P110">HW_VTFInstancing.vert (GLSL)</text:p>
        </text:list-item>
        <text:list-item>
          <text:p text:style-name="P110">HW_VTFInstancing.cg (Cg, works with HLSL)</text:p>
        </text:list-item>
      </text:list>
      <text:h text:style-name="P83"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7470424972583981767" text:style-name="L38">
        <text:list-item>
          <text:p text:style-name="P131">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1110915972576023034" text:style-name="L39">
        <text:list-item>
          <text:p text:style-name="P111">HWInstancing.material</text:p>
        </text:list-item>
        <text:list-item>
          <text:p text:style-name="P111">HWBasicInstancing.vert (GLSL)</text:p>
        </text:list-item>
        <text:list-item>
          <text:p text:style-name="P111">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9" text:outline-level="2">Defragmenting batches</text:h>
      <text:h text:style-name="Heading_20_3" text:outline-level="3">What is batch fragmentation?</text:h>
      <text:p text:style-name="Text_20_body">There are two kinds of fragmentation:</text:p>
      <text:list xml:id="list7931153804731979067" text:style-name="L40">
        <text:list-item>
          <text:p text:style-name="P132">“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2">“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73" text:outline-level="3">Prevention: Avoiding fragmentation</text:h>
      <text:p text:style-name="P45">If you're creating static objects that won't move (i.e. trees), create them sorted by proximity. This helps both types of fragmentation:</text:p>
      <text:list xml:id="list6555738408678398603" text:style-name="L41">
        <text:list-item>
          <text:p text:style-name="P99">When unloading areas (i.e. open world games), these objects will be removed all together, thus whole batches will no longer have active instances.</text:p>
        </text:list-item>
        <text:list-item>
          <text:p text:style-name="P99">Batches and instances are often assigned by order of creation. Those instances will belong to the same batch and thus maximizing culling efficiency.</text:p>
        </text:list-item>
      </text:list>
      <text:h text:style-name="P73"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9"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75"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7390628793427799399" text:style-name="L42">
        <text:list-item>
          <text:p text:style-name="P133">HW Basic</text:p>
        </text:list-item>
        <text:list-item>
          <text:p text:style-name="P133">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263089969934852580" text:style-name="L43">
        <text:list-item>
          <text:p text:style-name="P134">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4">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4">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4">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9155576173248096103" text:style-name="L44">
        <text:list-item>
          <text:p text:style-name="P135"><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5"><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6">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6">Updating all bounds: <text:span text:style-name="T63">Updating the World AABB by applying the node's transform to the local aabbs. The World AABB is needed for correct frustum culling, among other things.</text:span></text:p>
        </text:list-item>
        <text:list-item>
          <text:p text:style-name="P96">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8453620493507306423" text:style-name="L45">
        <text:list-item>
          <text:p text:style-name="P136"><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6"><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6"><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6873437932767175045" text:style-name="L46">
        <text:list-item>
          <text:p text:style-name="P137"><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7"><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7"><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5" text:outline-level="1">Performance Hints</text:h>
      <text:p text:style-name="P44">DO:</text:p>
      <text:list xml:id="list35218200" text:continue-list="list35216502" text:style-name="L47">
        <text:list-item>
          <text:p text:style-name="P138"><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8"><text:span text:style-name="T43">Use Instancing whenever possible:</text:span> InstancedObjects are lightweight, have less RenderQueue and API draw call overhead</text:p>
        </text:list-item>
        <text:list-item>
          <text:p text:style-name="P138"><text:span text:style-name="T43">Reduce the number of bones in a rig to the minimum necessary.</text:span> Specially if there are going to be many copies of it</text:p>
        </text:list-item>
        <text:list-item>
          <text:p text:style-name="P138">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8"/>
        </text:list-item>
      </text:list>
      <text:p text:style-name="P44">DON'T:</text:p>
      <text:list xml:id="list1954693854141044469" text:style-name="L48">
        <text:list-item>
          <text:p text:style-name="P139">Don't update objects created as SCENE_STATIC very often. Updating just one SceneNode or Entity will force to update many of them, possibly all; thus nullifying the performance benefits from SCENE_STATIC .</text:p>
        </text:list-item>
        <text:list-item>
          <text:p text:style-name="P139">Don't create objects that never move, rotate or scale as SCENE_DYNAMIC</text:p>
        </text:list-item>
        <text:list-item>
          <text:p text:style-name="P139">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9">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5"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7185118071817693956" text:style-name="L49">
        <text:list-item>
          <text:p text:style-name="P140">Viewports hold the information about the scissor rectangle (see Viewport::setScissors)</text:p>
        </text:list-item>
        <text:list-item>
          <text:p text:style-name="P140">Enabling and disabling scissor testing is controlled via Macroblocks.</text:p>
        </text:list-item>
        <text:list-item>
          <text:p text:style-name="P140">RenderSystem::setScissorTest was removed.</text:p>
        </text:list-item>
        <text:list-item>
          <text:p text:style-name="P140">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8317502618621439109" text:style-name="L50">
        <text:list-item>
          <text:p text:style-name="P141">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1">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170520203727302692" text:style-name="L51">
        <text:list-item>
          <text:p text:style-name="P142">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2">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6676231006686871395" text:style-name="L52">
        <text:list-item>
          <text:p text:style-name="P143"><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3"><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3"><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5" svg:width="4.597cm" svg:height="4.033cm" svg:x="4.133cm" svg:y="5.256cm"><text:p text:style-name="P165">3. C++ implementation</text:p><text:p text:style-name="P165">Derives from base</text:p><text:p text:style-name="P165">class “Hlms”</text:p><text:p text:style-name="P165">Parses shader templates</text:p></draw:rect><draw:custom-shape draw:style-name="gr9" svg:width="3.887cm" svg:height="4.499cm" svg:x="0cm" svg:y="0.131cm"><text:p text:style-name="P165">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5">2. Hlms shader</text:p><text:p text:style-name="P165">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7" svg:width="14.438cm" svg:height="8.418cm" svg:x="0cm" svg:y="0cm"><text:p text:style-name="P166"><text:span text:style-name="T84">HlmsPbsDatablock</text:span></text:p><text:p text:style-name="P166"><text:span text:style-name="T85"/></text:p><text:p text:style-name="P166"><text:span text:style-name="T85"><text:tab/></text:span><text:span text:style-name="T85">Diffuse, Specular, Roughness, Fresnel, Textures etc</text:span></text:p></draw:rect><draw:rect draw:style-name="gr11" draw:text-style-name="P169" svg:width="7.46cm" svg:height="5.458cm" svg:x="6.765cm" svg:y="2.447cm"><text:p text:style-name="P168"><text:span text:style-name="T86">HlmsDatablock</text:span></text:p></draw:rect><draw:rect draw:style-name="gr12" draw:text-style-name="P170" svg:width="6.425cm" svg:height="1.791cm" svg:x="7.475cm" svg:y="5.833cm"><text:p text:style-name="P166"><text:span text:style-name="T87">Blendblock</text:span></text:p><text:p text:style-name="P166"><text:span text:style-name="T88">(alpha blending)</text:span></text:p></draw:rect><draw:rect draw:style-name="gr12" draw:text-style-name="P170" svg:width="6.393cm" svg:height="1.865cm" svg:x="7.507cm" svg:y="3.757cm"><text:p text:style-name="P166"><text:span text:style-name="T87">Macroblock</text:span></text:p><text:p text:style-name="P166"><text:span text:style-name="T88">(depth check &amp; writes, cull mode)</text:span></text:p></draw:rect><draw:rect draw:style-name="gr12" draw:text-style-name="P170" svg:width="5.525cm" svg:height="1.865cm" svg:x="0.975cm" svg:y="2.489cm"><text:p text:style-name="P166"><text:span text:style-name="T87">Samplerblock(s)</text:span></text:p><text:p text:style-name="P166"><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111097415906568421" text:style-name="L53">
        <text:list-item>
          <text:p text:style-name="P144">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4">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8927224246885114341" text:style-name="L54">
        <text:list-item>
          <text:p text:style-name="P145">@property</text:p>
        </text:list-item>
        <text:list-item>
          <text:p text:style-name="P145">@foreach</text:p>
        </text:list-item>
        <text:list-item>
          <text:p text:style-name="P145">@counter</text:p>
        </text:list-item>
        <text:list-item>
          <text:p text:style-name="P145">@value</text:p>
        </text:list-item>
        <text:list-item>
          <text:p text:style-name="P145">@set add sub mul div mod min max</text:p>
        </text:list-item>
        <text:list-item>
          <text:p text:style-name="P145">@piece</text:p>
        </text:list-item>
        <text:list-item>
          <text:p text:style-name="P145">@insertpiece</text:p>
        </text:list-item>
        <text:list-item>
          <text:p text:style-name="P145">@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5516180924764202719" text:style-name="L55">
        <text:list-item>
          <text:p text:style-name="P146"><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7">count <text:span text:style-name="T39">The number of times to repeat the loop (if start = 0). Count can read variables.</text:span></text:p>
        </text:list-item>
        <text:list-item>
          <text:p text:style-name="P147">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89172639812320310" text:style-name="L56">
        <text:list-item>
          <text:p text:style-name="P148">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8"><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1" svg:width="4cm" svg:height="5.899cm" svg:x="9.7cm" svg:y="0cm"><text:p text:style-name="P168"><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2" xml:id="id1" draw:id="id1" svg:width="2.615cm" svg:height="1.093cm" svg:x="0cm" svg:y="2.3cm"><text:p text:style-name="P168"><text:span text:style-name="T88">Datablock</text:span></text:p></draw:rect><draw:rect draw:style-name="gr14" draw:text-style-name="P172" xml:id="id3" draw:id="id3" svg:width="2.617cm" svg:height="1.094cm" svg:x="5.084cm" svg:y="4.905cm"><text:p text:style-name="P168"><text:span text:style-name="T88">Renderable</text:span></text:p></draw:rect><draw:rect draw:style-name="gr14" draw:text-style-name="P172" xml:id="id5" draw:id="id5" svg:width="2.615cm" svg:height="1.094cm" svg:x="10.1cm" svg:y="2.699cm"><text:p text:style-name="P168"><text:span text:style-name="T88">Properties</text:span></text:p></draw:rect><draw:rect draw:style-name="gr14" draw:text-style-name="P172" xml:id="id6" draw:id="id6" svg:width="2.617cm" svg:height="1.094cm" svg:x="10.1cm" svg:y="3.9cm"><text:p text:style-name="P168"><text:span text:style-name="T88">Pieces</text:span></text:p></draw:rect><draw:connector draw:style-name="gr15" draw:text-style-name="P171" draw:type="line" svg:x1="2.614cm" svg:y1="2.846cm" svg:x2="3.9cm" svg:y2="2.849cm" draw:start-shape="id1" draw:start-glue-point="1" draw:end-shape="id2" svg:d="m2614-155 1286 3"><text:p/></draw:connector><draw:connector draw:style-name="gr15" draw:text-style-name="P171" draw:type="line" svg:x1="6.391cm" svg:y1="4.905cm" svg:x2="6.35cm" svg:y2="3.699cm" draw:start-shape="id3" draw:start-glue-point="0" draw:end-shape="id2" draw:end-glue-point="2" svg:d="m6391 1905-41-1206"><text:p/></draw:connector><draw:custom-shape draw:style-name="gr16" draw:text-style-name="P171" xml:id="id2" draw:id="id2" svg:width="4.901cm" svg:height="1.701cm" svg:x="3.9cm" svg:y="1.998cm"><text:p text:style-name="P168"><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3" xml:id="id4" draw:id="id4" svg:width="2.502cm" svg:height="1.001cm" svg:x="10.199cm" svg:y="1.399cm"><text:p text:style-name="P168"><text:span text:style-name="T90">Hash</text:span></text:p></draw:rect><draw:connector draw:style-name="gr15" draw:text-style-name="P171" draw:type="curve" svg:x1="12.7cm" svg:y1="1.899cm" svg:x2="7.699cm" svg:y2="5.452cm" draw:start-shape="id4" draw:start-glue-point="1" draw:end-shape="id3" draw:end-glue-point="1" svg:d="m12700-1102c751 0 3251 3554-5001 3554"><text:p/></draw:connector><draw:connector draw:style-name="gr15" draw:text-style-name="P171" svg:x1="8.8cm" svg:y1="2.849cm" svg:x2="10.199cm" svg:y2="1.899cm" draw:start-shape="id2" draw:start-glue-point="1" draw:end-shape="id4" draw:end-glue-point="3" svg:d="m8800-152h700v-950h699"><text:p/></draw:connector><draw:connector draw:style-name="gr15" draw:text-style-name="P171" svg:x1="8.8cm" svg:y1="2.85cm" svg:x2="10.1cm" svg:y2="3.246cm" draw:start-shape="id2" draw:start-glue-point="1" draw:end-shape="id5" draw:end-glue-point="3" svg:d="m8800-151h651v397h649"><text:p/></draw:connector><draw:connector draw:style-name="gr15" draw:text-style-name="P171"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2" svg:width="3.001cm" svg:height="1.992cm" svg:x="4.099cm" svg:y="0cm"><text:p text:style-name="P168"><text:span text:style-name="T88">Renderable</text:span></text:p></draw:rect><draw:rect draw:style-name="gr17" draw:text-style-name="P173" xml:id="id7" draw:id="id7" svg:width="2.5cm" svg:height="1.001cm" svg:x="4.399cm" svg:y="0.792cm"><text:p text:style-name="P168"><text:span text:style-name="T90">Hash</text:span></text:p></draw:rect><draw:custom-shape draw:style-name="gr16" draw:text-style-name="P171" xml:id="id8" draw:id="id8" svg:width="4.102cm" svg:height="1.2cm" svg:x="8.199cm" svg:y="1.293cm"><text:p text:style-name="P168"><text:span text:style-name="T88">Hlms::getMaterial</text:span></text:p><text:p text:style-name="P168"><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1" draw:type="line" svg:x1="6.899cm" svg:y1="1.292cm" svg:x2="8.199cm" svg:y2="1.893cm" draw:start-shape="id7" draw:start-glue-point="1" draw:end-shape="id8" svg:d="m6899-3606 1300 601"><text:p/></draw:connector><draw:custom-shape draw:style-name="gr16" draw:text-style-name="P173" xml:id="id9" draw:id="id9" svg:width="3.5cm" svg:height="1.301cm" svg:x="13cm" svg:y="1.293cm"><text:p text:style-name="P168"><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1" draw:type="line" svg:x1="12.3cm" svg:y1="1.894cm" svg:x2="13cm" svg:y2="1.945cm" draw:start-shape="id8" draw:start-glue-point="1" draw:end-shape="id9" draw:end-glue-point="5" svg:d="m12300-3004 700 51"><text:p/></draw:connector><draw:custom-shape draw:style-name="gr16" draw:text-style-name="P173" xml:id="id10" draw:id="id10" svg:width="3.102cm" svg:height="3.001cm" svg:x="13.099cm" svg:y="4.292cm"><text:p text:style-name="P168"><text:span text:style-name="T90">is shader</text:span></text:p><text:p text:style-name="P168"><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1" xml:id="id12" draw:id="id12" svg:width="5.502cm" svg:height="1.001cm" svg:x="5.898cm" svg:y="5.891cm"><text:p text:style-name="P168"><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1" xml:id="id11" draw:id="id11" svg:width="3.601cm" svg:height="1.001cm" svg:x="12.398cm" svg:y="8.491cm"><text:p text:style-name="P168"><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3" draw:type="line" svg:x1="14.649cm" svg:y1="7.292cm" svg:x2="14.198cm" svg:y2="8.492cm" draw:start-shape="id10" draw:start-glue-point="6" draw:end-shape="id11" svg:d="m14649 2395-451 1200"><text:p text:style-name="P168"><text:span text:style-name="T90">YES</text:span></text:p><text:p text:style-name="P168"><text:span text:style-name="T90"/></text:p></draw:connector><draw:connector draw:style-name="gr19" draw:text-style-name="P173" draw:type="line" svg:x1="13.099cm" svg:y1="5.793cm" svg:x2="11.4cm" svg:y2="6.391cm" draw:start-shape="id10" draw:start-glue-point="5" draw:end-shape="id12" svg:d="m13099 896-1699 598"><text:p text:style-name="P168"><text:span text:style-name="T90">NO</text:span></text:p><text:p text:style-name="P168"><text:span text:style-name="T90"/></text:p></draw:connector><draw:connector draw:style-name="gr15" draw:text-style-name="P171" draw:type="line" svg:x1="14.75cm" svg:y1="2.594cm" svg:x2="14.649cm" svg:y2="4.293cm" draw:start-shape="id9" draw:start-glue-point="6" draw:end-shape="id10" draw:end-glue-point="4" svg:d="m14750-2304-101 1699"><text:p/></draw:connector><draw:rect draw:style-name="gr18" draw:text-style-name="P172" svg:width="3.001cm" svg:height="1.994cm" svg:x="4.099cm" svg:y="2.2cm"><text:p text:style-name="P168"><text:span text:style-name="T88">Scene's Pass</text:span></text:p></draw:rect><draw:rect draw:style-name="gr17" draw:text-style-name="P173" xml:id="id13" draw:id="id13" svg:width="2.5cm" svg:height="1.001cm" svg:x="4.399cm" svg:y="2.993cm"><text:p text:style-name="P168"><text:span text:style-name="T90">Hash</text:span></text:p></draw:rect><draw:connector draw:style-name="gr15" draw:text-style-name="P171" draw:type="line" svg:x1="6.899cm" svg:y1="3.494cm" svg:x2="8.199cm" svg:y2="1.894cm" draw:start-shape="id13" draw:start-glue-point="1" draw:end-shape="id8" draw:end-glue-point="3" svg:d="m6899-1404 1300-1600"><text:p/></draw:connector><draw:g draw:style-name="gr2" xml:id="id14" draw:id="id14"><draw:custom-shape draw:style-name="gr13" draw:text-style-name="P171" svg:width="4cm" svg:height="2.701cm" svg:x="0cm" svg:y="3.493cm"><text:p text:style-name="P168"><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2" svg:width="2.617cm" svg:height="0.498cm" svg:x="0.399cm" svg:y="4.729cm"><text:p text:style-name="P168"><text:span text:style-name="T88">Properties</text:span></text:p></draw:rect><draw:rect draw:style-name="gr14" draw:text-style-name="P172" svg:width="2.615cm" svg:height="0.5cm" svg:x="0.4cm" svg:y="5.278cm"><text:p text:style-name="P168"><text:span text:style-name="T88">Pieces</text:span></text:p></draw:rect></draw:g><draw:g draw:style-name="gr2" xml:id="id15" draw:id="id15"><draw:custom-shape draw:style-name="gr13" draw:text-style-name="P171" svg:width="4.001cm" svg:height="2.701cm" svg:x="1.099cm" svg:y="7.093cm"><text:p text:style-name="P168"><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2" svg:width="2.615cm" svg:height="0.498cm" svg:x="1.499cm" svg:y="8.329cm"><text:p text:style-name="P168"><text:span text:style-name="T88">Properties</text:span></text:p></draw:rect><draw:rect draw:style-name="gr14" draw:text-style-name="P172" svg:width="2.615cm" svg:height="0.5cm" svg:x="1.501cm" svg:y="8.878cm"><text:p text:style-name="P168"><text:span text:style-name="T88">Pieces</text:span></text:p></draw:rect></draw:g><draw:connector draw:style-name="gr15" draw:text-style-name="P171" draw:type="curve" svg:x1="4.399cm" svg:y1="1.292cm" svg:x2="1.998cm" svg:y2="3.493cm" draw:start-shape="id7" draw:start-glue-point="3" draw:end-shape="id14" draw:end-glue-point="0" svg:d="m4399-3606c-1601 0-2401 733-2401 2201"><text:p/></draw:connector><draw:connector draw:style-name="gr15" draw:text-style-name="P171" draw:type="curve" svg:x1="5.648cm" svg:y1="3.994cm" svg:x2="3.099cm" svg:y2="7.092cm" draw:start-shape="id13" draw:start-glue-point="2" draw:end-shape="id15" svg:d="m5648-904c0 2323-2549 774-2549 3099"><text:p/></draw:connector><draw:connector draw:style-name="gr15" draw:text-style-name="P171" draw:type="line" svg:x1="5.099cm" svg:y1="8.442cm" svg:x2="5.898cm" svg:y2="6.391cm" draw:start-shape="id15" draw:start-glue-point="1" draw:end-shape="id12" draw:end-glue-point="3" svg:d="m5099 3545 799-2051"><text:p/></draw:connector><draw:connector draw:style-name="gr15" draw:text-style-name="P171"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text:span><text:span text:style-name="T18">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985617250424549959" text:style-name="L57">
        <text:list-item>
          <text:p text:style-name="P149">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59">@pset(<text:span text:style-name="T76"> </text:span>BRDF_CookTorrance,<text:span text:style-name="T76"> </text:span><text:span text:style-name="T19">0</text:span><text:span text:style-name="T76"> </text:span>)</text:p>
            <text:p text:style-name="P59">@pset(<text:span text:style-name="T76"> </text:span>BRDF_Default,<text:span text:style-name="T76"> </text:span><text:span text:style-name="T19">0</text:span><text:span text:style-name="T76"> </text:span>)</text:p>
            <text:p text:style-name="P59">@piece(<text:span text:style-name="T76"> </text:span>DeclareBRDF<text:span text:style-name="T76"> </text:span>)</text:p>
            <text:p text:style-name="P59"><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59">@end</text:p>
          </table:table-cell>
        </table:table-row>
      </table:table>
      <text:list xml:id="list35202168" text:continue-numbering="true" text:style-name="L57">
        <text:list-item>
          <text:p text:style-name="P149">Via listener, through <text:span text:style-name="T57">HlmsListener</text:span>. This allows you to have access to the buffer pass to fill extra information; or bind extra buffers to the shader.</text:p>
        </text:list-item>
        <text:list-item>
          <text:p text:style-name="P149">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49">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80" text:outline-level="2">Using the HLMS implementations</text:h>
      <text:h text:style-name="P74"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5146263922604353918" text:style-name="L58">
        <text:list-item>
          <text:p text:style-name="P150">PBS: Stands for Physically Based Shading. The most common for most of your material needs.</text:p>
        </text:list-item>
        <text:list-item>
          <text:p text:style-name="P150">Unlit: Basic system with no lighting or skeleton skinning. Great for GUI, billboards, particle FXs. Supports multiple texture layering with photoshop-like blending modes.</text:p>
        </text:list-item>
        <text:list-item>
          <text:p text:style-name="P150">PBS Mobile: Same as PBS, but written for GLES2 (i.e. old Android and iOS devices, WebGL)</text:p>
        </text:list-item>
        <text:list-item>
          <text:p text:style-name="P15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59"><text:span text:style-name="T76"><text:s text:c="16"/></text:span><text:span text:style-name="T33">"/home/myuser/OgreSDK/Samples/Media/Hlms/Common/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ArchiveVec</text:span><text:span text:style-name="T76"> </text:span><text:span text:style-name="T1">library;</text:span></text:p>
            <text:p text:style-name="P59"><text:span text:style-name="T1">library.push_back(</text:span><text:span text:style-name="T76"> </text:span><text:span text:style-name="T1">archiveLibrary</text:span><text:span text:style-name="T76"> </text:span><text:span text:style-name="T1">);</text:span></text:p>
            <text:p text:style-name="P59"/>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8660073348329843229" text:style-name="L59">
        <text:list-item>
          <text:p text:style-name="P68">TEXTURE_TYPE_DIFFUSE</text:p>
        </text:list-item>
        <text:list-item>
          <text:p text:style-name="P68">TEXTURE_TYPE_MONOCHROME</text:p>
        </text:list-item>
        <text:list-item>
          <text:p text:style-name="P68">TEXTURE_TYPE_NORMALS</text:p>
        </text:list-item>
        <text:list-item>
          <text:p text:style-name="P68">TEXTURE_TYPE_ENV_MAP</text:p>
        </text:list-item>
        <text:list-item>
          <text:p text:style-name="P68">TEXTURE_TYPE_DETAIL</text:p>
        </text:list-item>
        <text:list-item>
          <text:p text:style-name="P68">TEXTURE_TYPE_DETAIL_NORMAL_MAP</text:p>
        </text:list-item>
      </text:list>
      <text:p text:style-name="Text_20_body"/>
      <text:p text:style-name="Text_20_body">The reasons to have multiple profiles are simple:</text:p>
      <text:list xml:id="list9003105095774181101" text:style-name="L60">
        <text:list-item>
          <text:p text:style-name="P151">Some textures, i.e. normal maps, require to be transformed to a special format, like BC5 or UV88 (two-component normalized signed 8-bit format). The Manager will convert the texture to those formats before packing.</text:p>
        </text:list-item>
        <text:list-item>
          <text:p text:style-name="P151">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51">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734004153061602354" text:style-name="L61">
        <text:list-item>
          <text:p text:style-name="P152">Guarantee related textures are loaded together in the same array.</text:p>
        </text:list-item>
        <text:list-item>
          <text:p text:style-name="P152">Improve loading time by baking as much information as possible offline.</text:p>
        </text:list-item>
        <text:list-item>
          <text:p text:style-name="P152">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2404676360853495964" text:style-name="L62">
        <text:list-item>
          <text:p text:style-name="P153">=J2 / K2 <text:s/>will give you the % of occupancy per texture.</text:p>
        </text:list-item>
        <text:list-item>
          <text:p text:style-name="P153">=I2 / K2 will give you the size of each individual texture (and not the whole array)</text:p>
        </text:list-item>
        <text:list-item>
          <text:p text:style-name="P153"><text:soft-page-break/>=J2 / K2 * J2 <text:s/>will give you the size actually being used.</text:p>
        </text:list-item>
        <text:list-item>
          <text:p text:style-name="P153">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3211827455502514808" text:style-name="L63">
        <text:list-item>
          <text:p text:style-name="P154">We have <text:span text:style-name="T36">very</text:span> few textures, thus we should change the defaults in <text:span text:style-name="T57">DefaultTextureParameters</text:span>. Real world applications won't usually have this problem though.</text:p>
        </text:list-item>
        <text:list-item>
          <text:p text:style-name="P15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471339316788478257" text:style-name="L64">
        <text:list-item>
          <text:p text:style-name="P155">There's a high amount of non-power-of-2 textures that need to be taken care of.</text:p>
        </text:list-item>
        <text:list-item>
          <text:p text:style-name="P155">Texture #41 is the only 2048x2048 L8 texture, causing the biggest waste.</text:p>
        </text:list-item>
        <text:list-item>
          <text:p text:style-name="P155">There are many textures that are 256x512 and then many that are 512x256. The artitsts should be consistent; or an export script should take care of this.</text:p>
        </text:list-item>
        <text:list-item>
          <text:p text:style-name="P155">A lot of textures are not compressed when they could or should be.</text:p>
        </text:list-item>
        <text:list-item>
          <text:p text:style-name="P155">There are many DXT5/BC3 files that need verification that this compression scheme is actually needed (or if DXT1 is better).</text:p>
        </text:list-item>
        <text:list-item>
          <text:p text:style-name="P155">Overall occupancy is relatively good, but it can be improved.</text:p>
        </text:list-item>
        <text:list-item>
          <text:p text:style-name="P155"><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041098452664133329" text:style-name="L65">
        <text:list-item>
          <text:p text:style-name="P156">For directional lights, try to use PSSM with at least 3 splits. A pssm_lambda of 0.95 often gives good results, but this may vary per scene.</text:p>
        </text:list-item>
        <text:list-item>
          <text:p text:style-name="P156">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7173600467281046215" text:style-name="L66">
        <text:list-item>
          <text:p text:style-name="P157">Try toggling HlmsManager::setShadowMappingUseBackFaces</text:p>
        </text:list-item>
        <text:list-item>
          <text:p text:style-name="P157">The default shadow bias for every material is 0.01f. Perhaps this is too much/little for you? Adjust it via HlmsDatablock::mShadowConstantBias.</text:p>
        </text:list-item>
        <text:list-item>
          <text:p text:style-name="P157">Use PF_FLOAT32_R for rendering shadow maps until you get it to look correct. Then you can start worrying about lowering precision to get better performance.</text:p>
        </text:list-item>
        <text:list-item>
          <text:p text:style-name="P157">Checkout the Sample_ShadowMapDebugging sample on how to debug shadows. Those techniques may give you useful hints about what's going on.</text:p>
        </text:list-item>
      </text:list>
      <text:h text:style-name="P75"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79966287688519548" text:style-name="L67">
        <text:list-item>
          <text:p text:style-name="P158">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8">Software Pose/Morph animations: The reasons are exactly the same as SW Skinning.</text:p>
        </text:list-item>
        <text:list-item>
          <text:p text:style-name="P158">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1966776614728651554" text:style-name="L68">
        <text:list-item>
          <text:p text:style-name="P159"><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9"><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9"><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73"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81"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27T15:04:56.17</dc:date>
    <meta:editing-duration>P1DT22H35M46S</meta:editing-duration>
    <meta:editing-cycles>1140</meta:editing-cycles>
    <meta:generator>OpenOffice/4.0.1$Win32 OpenOffice.org_project/401m5$Build-9714</meta:generator>
    <meta:document-statistic meta:table-count="103" meta:image-count="12" meta:object-count="1" meta:page-count="102" meta:paragraph-count="2046" meta:word-count="29521" meta:character-count="186916"/>
    <dc:creator>Matías N. Goldberg</dc:creator>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